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ورود<text:span text:style-name="T1"><text:note text:id="ftn2" text:note-class="footnote"><text:note-citation>2</text:note-citation><text:note-body><text:p text:style-name="Footnote">Log in</text:p></text:note-body></text:note></text:span> به سیستم و خروج<text:span text:style-name="T1"><text:note text:id="ftn3" text:note-class="footnote"><text:note-citation>3</text:note-citation><text:note-body><text:p text:style-name="Footnote">Log out</text:p></text:note-body></text:note></text:span> از آن</text:p>
      <text:p text:style-name="P3">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صفحه‌کلی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3">برای ورود به سیستم کارهای زیر را انجام دهید:</text:p>
      <text:p text:style-name="P3">۱- بر روی نام کاربر دلخواه کلیک کنید. کادر ورود رمز عبور نمایش داده می‌شود.</text:p>
      <text:p text:style-name="P3">۲- رمز عبور خود را در این قسمت وارد کنید.</text:p>
      <text:p text:style-name="P3">۳- کلید Enter را فشار دهید یا بر روی دکمه‌ی Log in کلیک کنید.</text:p>
      <text:p text:style-name="P3">۴- اگر نام کاربری و رمز عبور وارد شده درست بود، وارد محیطِ میزکار گنوم می‌شوید.</text:p>
      <text:p text:style-name="P3"/>
      <text:p text:style-name="P3">برای خروج از سیستم کارهای زیر را انجام دهید:</text:p>
      <text:p text:style-name="P3">۱- تمام نرم‌افزارهای در حال اجرا را ببندید و فایل‌های در حال ویرایش را ذخیره کنید.</text:p>
      <text:p text:style-name="P3">۲- بر روی گزینه‌ی System در پنل بالا، سمت چپ کلیک کنید.</text:p>
      <text:p text:style-name="P3">۳- سپس گزینه‌ی … Log out را انتخاب کنید.</text:p>
      <text:p text:style-name="P3">۴- کاربر جاری از سیستم خارج می‌شود و صفحه‌ی ورود به سیستم دوباره نمایش داده می‌شود.</text:p>
      <text:p text:style-name="P3"/>
      <text:p text:style-name="P3">اگر چه این کار توصیه نمی‌شود، اما اگر می‌خواهید پس از بوت شدن سیستم، از شما نام کاربر و رمز عبور پرسیده نشود، مراحل زیر را انجام دهید:</text:p>
      <text:p text:style-name="P3">۱- پس از ورود به محیط میزکار گنوم، از منوی بالا سمت چپ وارد System → Administration شوید.</text:p>
      <text:p text:style-name="P3">۲- سپس گزینه‌ی Login Screen را انتخاب کنید.</text:p>
      <text:p text:style-name="P3"><text:soft-page-break/>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3">۴- گزینه‌ی Log in as را انتخاب کنید. کاربر دلخواه خود را برای ورود خودکار به سیستم انتخاب کنید.</text:p>
      <text:p text:style-name="P3">۵- برای ذخیره‌ی تغییرات پنجره را ببندید. برای این کار از دکمه‌ی Close استفاده کنید.</text:p>
      <text:p text:style-name="P3"/>
      <text:p text:style-name="P2">ساختار میزکار گنوم و عناصر آن</text:p>
      <text:p text:style-name="P3">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3"><text:span text:style-name="T4">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بر روی هر کدام از این آیکون‌ها می‌توانید محتویات آنرا مشاهده کنید. <text:span text:style-name="T3">(تصویر میزکار گنوم - ۲)</text:span></text:p>
      <text:p text:style-name="P3"/>
      <text:p text:style-name="P2">پنل بالا<text:span text:style-name="T1">:</text:span> <text:span text:style-name="T1">به نوارهای رنگی در بالا و پایین صفحه که گزینه‌های مختلفی بر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منوهای اصلی<text:span text:style-name="T1">:</text:span></text:p>
      <text:p text:style-name="P3">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بر روی این منو، دسته‌بندی‌ها نمایش داده می‌شود و با مکث بر روی هر دسته، نرم‌افزارهای زیرمجموعه‌ی آن دسته نمایش داده می‌شود.</text:p>
      <text:p text:style-name="P3">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3">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صفحه‌کلید، اندازه‌ی صفحه، تصویر پس‌زمینه و … را تغییر دهید. نرم‌افزارهای مدیریت سیستم شامل گزینه‌های تنظیم صفحه‌ی ورود به سیستم، 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text:soft-page-break/>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3"/>
      <text:p text:style-name="P2">اجراکننده‌ها (آیکون‌های میانبر نرم‌افزارها)<text:span text:style-name="T1">:</text:span></text:p>
      <text:p text:style-name="P3">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3"/>
      <text:p text:style-name="P2">اپلت‌ها<text:span text:style-name="T1">:</text:span></text:p>
      <text:p text:style-name="P3">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بر روی ساعت، تقویم نمایش داده می‌شود. همچنین می‌توانید با راست‌کلیک بر روی هر آیکون، تنظیمات آنرا تغییر دهید.</text:p>
      <text:p text:style-name="P1"><text:span text:style-name="T4">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3"/>
      <text:p text:style-name="P1"><text:span text:style-name="T4">نمایش دسکتاپ</text:span><text:span text:style-name="T1">: با کلیک بر روی این آیکون، تمام پنجره‌ها مخفی می‌شود و دسکتاپ نمایش داده می‌شود و با کلیک مجدد، عکس این عمل اتفاق می‌افتد.</text:span></text:p>
      <text:p text:style-name="P3"/>
      <text:p text:style-name="P2">نوار برنامه‌ها<text:span text:style-name="T1">: برنامه‌های در حال اجرا در این قسمت نمایش داده می‌شوند.</text:span></text:p>
      <text:p text:style-name="P3"/>
      <text:p text:style-name="P2">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بر روی هر پنجره‌ی کوچک در سمت راست پنل پایین، می‌توانید به هر فضای کاری دسترسی پیدا کنید.</text:span></text:p>
      <text:p text:style-name="P3"/>
      <text:p text:style-name="P3"/>
      <text:p text:style-name="P2">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بر روی یکی از آیکون‌های روی دسکتاپ کلیک کنید. پنجره‌ای باز شده، همان نرم‌افزار ناتیلوس است که به کمک آن می‌توانید فایل‌ها و پوشه‌های خود را بیابید. </text:span><text:span text:style-name="T2">(تصویر نرم‌افزار ناتیلوس - ۳)</text:span></text:p>
      <text:p text:style-name="P3"/>
      <text:p text:style-name="P2">سفارشی کردن میزکار گنوم</text:p>
      <text:p text:style-name="P3"><text:soft-page-break/>در اینجا به دو نمونه از شیوه‌های مختلف سفارشی کردن میزکار گنوم اشاره می‌کنیم: تغییر تصویر پس‌زمینه و اضافه کردن زبان فارسی به صفحه‌کلید.</text:p>
      <text:p text:style-name="P3">برای تغییر تصویر پس‌زمینه مراحل زیر را دنبال کنید:</text:p>
      <text:p text:style-name="P3">۱- بر روی فضای خالی دسکتاپ راست‌کلیک کنید و گزینه‌ی Change Desktop Background (تغییر تصویر پس‌زمینه‌ی دسکتاپ) را انتخاب کنید.</text:p>
      <text:p text:style-name="P3">۲- عکس دلخواه خود را انتخاب کنید.</text:p>
      <text:p text:style-name="P3">۳- برای خروج بر روی دکمه‌ی Close کلیک کنید یا بر روی دکمه‌ی ضربدر از سمت چپ در نوار عنوان پنجره کلیک کنید.</text:p>
      <text:p text:style-name="P3"/>
      <text:p text:style-name="P3">برای اضافه کردن زبان فارسی به صفحه‌کلید مراحل زیر را دنبال کنید:</text:p>
      <text:p text:style-name="P3">۱- بر روی منوی System کلیک کنید و از زیرمنوی Preferences گزینه‌ی Keyboard را انتخاب کنید.</text:p>
      <text:p text:style-name="P3">۲- به برگه‌ی Layouts بروید.</text:p>
      <text:p text:style-name="P3">۳- بر روی دکمه‌ی Add (اضافه کردن) کلیک کنید.</text:p>
      <text:p text:style-name="P3">۴- از قسمت Country (کشور)، Iran, Islamic Republic of را انتخاب کنید.</text:p>
      <text:p text:style-name="P3">۵- بر روی دکمه‌ی Add کلیک کنید.</text:p>
      <text:p text:style-name="P3">۶- سپس دکمه‌ی Options را کلیک کنید.</text:p>
      <text:p text:style-name="P3">۷- روی گزینه‌ی Key(s) to change layout کلیک کنید و کلیدهای دلخواه خود را برای تغییر زبان انتخاب کنید (برای مثال: Alt+Shift).</text:p>
      <text:p text:style-name="P3">۸- با کلیک بر روی دکمه‌های Close تمام پنجره‌ها را ببندید.</text:p>
      <text:p text:style-name="P3">۹- حال می‌بینید که در قسمت اپلت‌ها، گزینه‌ی USA آمده است که همان صفحه‌کلید انگلیسی است. با بکار گیری کلیدهایی که برای تغییر زبان انتخاب کرده‌اید (برای مثال: Alt+Shift)، گزینه‌ی Irn که همان صفحه‌کلی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5T22:20:47</dc:date>
    <dc:creator>Mostafa Moradian</dc:creator>
    <meta:editing-duration>PT8H15M39S</meta:editing-duration>
    <meta:editing-cycles>361</meta:editing-cycles>
    <meta:generator>LibreOffice/3.3$Linux LibreOffice_project/330m19$Build-202</meta:generator>
    <meta:document-statistic meta:table-count="0" meta:image-count="0" meta:object-count="0" meta:page-count="4" meta:paragraph-count="74" meta:word-count="1600" meta:character-count="7843"/>
  </office:meta>
</office:document-meta>
</file>